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af5c2" officeooo:paragraph-rsid="000af5c2"/>
    </style:style>
    <style:style style:name="P2" style:family="paragraph" style:parent-style-name="Standard">
      <style:paragraph-properties fo:text-align="justify" style:justify-single-word="false"/>
      <style:text-properties officeooo:rsid="000af5c2" officeooo:paragraph-rsid="0029eeb3"/>
    </style:style>
    <style:style style:name="P3" style:family="paragraph" style:parent-style-name="Standard">
      <style:paragraph-properties fo:text-align="justify" style:justify-single-word="false"/>
      <style:text-properties officeooo:rsid="0026056c" officeooo:paragraph-rsid="0026056c"/>
    </style:style>
    <style:style style:name="P4" style:family="paragraph" style:parent-style-name="Standard">
      <style:paragraph-properties fo:line-height="150%"/>
      <style:text-properties style:text-underline-style="solid" style:text-underline-width="auto" style:text-underline-color="font-color" officeooo:paragraph-rsid="002b6bb4"/>
    </style:style>
    <style:style style:name="P5" style:family="paragraph" style:parent-style-name="Standard">
      <style:paragraph-properties fo:line-height="150%" fo:text-align="justify" style:justify-single-word="false"/>
      <style:text-properties style:text-underline-style="solid" style:text-underline-width="auto" style:text-underline-color="font-color" officeooo:rsid="000af5c2" officeooo:paragraph-rsid="002b6bb4"/>
    </style:style>
    <style:style style:name="T1" style:family="text">
      <style:text-properties officeooo:rsid="000b8334"/>
    </style:style>
    <style:style style:name="T2" style:family="text">
      <style:text-properties officeooo:rsid="000c8665"/>
    </style:style>
    <style:style style:name="T3" style:family="text">
      <style:text-properties officeooo:rsid="000e54f2"/>
    </style:style>
    <style:style style:name="T4" style:family="text">
      <style:text-properties officeooo:rsid="0018677b"/>
    </style:style>
    <style:style style:name="T5" style:family="text">
      <style:text-properties officeooo:rsid="001eea7d"/>
    </style:style>
    <style:style style:name="T6" style:family="text">
      <style:text-properties fo:color="#ff3333" fo:font-weight="bold" officeooo:rsid="00291fff" style:font-weight-asian="bold" style:font-weight-complex="bold"/>
    </style:style>
    <style:style style:name="T7" style:family="text">
      <style:text-properties fo:color="#ff3333" fo:font-weight="bold" officeooo:rsid="00292ea1" style:font-weight-asian="bold" style:font-weight-complex="bold"/>
    </style:style>
    <style:style style:name="T8" style:family="text">
      <style:text-properties fo:color="#ff3333" officeooo:rsid="0029af99"/>
    </style:style>
    <style:style style:name="T9" style:family="text">
      <style:text-properties fo:color="#ff3333" officeooo:rsid="000e54f2"/>
    </style:style>
    <style:style style:name="T10" style:family="text">
      <style:text-properties officeooo:rsid="0029af99"/>
    </style:style>
    <style:style style:name="T11" style:family="text">
      <style:text-properties fo:language="en" fo:country="G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cology of asexuality.</text:p>
      <text:p text:style-name="P1"/>
      <text:p text:style-name="P2">Asexual reproduction is considered to be advantageous <text:span text:style-name="T6">[...</text:span><text:span text:style-name="T7">colonization advantage</text:span><text:span text:style-name="T6">]</text:span>. <text:s/><text:span text:style-name="T8">[...few predictions for sex vs asex -&gt; rarely been tested]</text:span>.<text:span text:style-name="T1">Some insect groups present high proportions of asexual species. For instance in the hymenoptera superfamily </text:span>Chalcidoidea, <text:span text:style-name="T5">many asexual species can be found. </text:span>In this <text:span text:style-name="T4">large scale comparative analysis</text:span>, <text:span text:style-name="T2">we</text:span> investigate <text:span text:style-name="T2">various ecological traits associated with asexual reproduction. We first compiled a detailed species list with asexual Chalcidoidea species, based on scientific literature. Ecological traits were then gathered both manually from the scientific literature, and automatically from an exhaustive online database</text:span>. <text:span text:style-name="T3">Although it has often been pointed out that asexuality often occurs in small species, pairwise analysis between asexual and sexual sister species revealed no significant association between reproduction mode and body size. We also found asexual species to have more host species than their sexual relatives, indicating that they tend to be more generalist than their sexual counterparts. Finally, </text:span><text:span text:style-name="T9">[...prediction first]</text:span><text:span text:style-name="T3">we found that asexuals can occupy more extreme latitudes than sexuals. This <text:s/>has been suggested before, but to our knowledge, this is the first study to document it on a large species-wise scale.</text:span></text:p>
      <text:p text:style-name="P2"/>
      <text:p text:style-name="P4"><text:span text:style-name="T11">Highlight that we are the first to test several hypotheses on this large scale (you can also say in the beginning that the hypotheses have so far only been tested in small taxonomic groups, e.g. one sex vs one asex species or only within a genus).</text:span></text:p>
      <text:p text:style-name="P4"><text:span text:style-name="T11">Also include the first results/findings/semi-speculations about the arrow of causality. </text:span></text:p>
      <text:p text:style-name="P5"><text:span text:style-name="T11">Feel free to copy sentences from the manuscript I previously sent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7:42:22.157055759</meta:creation-date>
    <dc:date>2016-11-22T00:38:03.625696077</dc:date>
    <meta:editing-duration>PT5H26M54S</meta:editing-duration>
    <meta:editing-cycles>26</meta:editing-cycles>
    <meta:generator>LibreOffice/5.1.6.2.0$Linux_X86_64 LibreOffice_project/10$Build-2</meta:generator>
    <meta:document-statistic meta:table-count="0" meta:image-count="0" meta:object-count="0" meta:page-count="1" meta:paragraph-count="5" meta:word-count="253" meta:character-count="1711" meta:non-whitespace-character-count="1460"/>
  </office:meta>
</office:document-meta>
</file>